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2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4.383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Команды</text:p>
          </table:table-cell>
          <table:table-cell office:value-type="string">
            <text:p>Komands</text:p>
          </table:table-cell>
          <table:table-cell office:value-type="string">
            <text:p>Назначение</text:p>
          </table:table-cell>
          <table:table-cell office:value-type="string">
            <text:p>Naznachenie</text:p>
          </table:table-cell>
          <table:table-cell table:number-columns-repeated="2"/>
        </table:table-row>
        <table:table-row table:style-name="ro2">
          <table:table-cell table:number-columns-repeated="2" office:value-type="string">
            <text:p>cd</text:p>
          </table:table-cell>
          <table:table-cell office:value-type="string">
            <text:p>смена дирректории</text:p>
          </table:table-cell>
          <table:table-cell office:value-type="string">
            <text:p>Change directory</text:p>
          </table:table-cell>
          <table:table-cell table:number-columns-repeated="2"/>
        </table:table-row>
        <table:table-row table:style-name="ro3">
          <table:table-cell table:number-columns-repeated="2" office:value-type="string">
            <text:p>git clone</text:p>
          </table:table-cell>
          <table:table-cell office:value-type="string">
            <text:p>цйцуйцуйцуйцуйцуйцу</text:p>
          </table:table-cell>
          <table:table-cell table:number-columns-repeated="3"/>
        </table:table-row>
        <table:table-row table:style-name="ro1">
          <table:table-cell office:value-type="string">
            <text:p>Git status</text:p>
          </table:table-cell>
          <table:table-cell office:value-type="string">
            <text:p>git status</text:p>
          </table:table-cell>
          <table:table-cell office:value-type="string">
            <text:p>йцуйцуйцуйцу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dir</text:p>
          </table:table-cell>
          <table:table-cell office:value-type="string">
            <text:p>ся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git add</text:p>
          </table:table-cell>
          <table:table-cell table:number-columns-repeated="4"/>
        </table:table-row>
        <table:table-row table:style-name="ro1">
          <table:table-cell office:value-type="string">
            <text:p>Git status</text:p>
          </table:table-cell>
          <table:table-cell office:value-type="string">
            <text:p>git status</text:p>
          </table:table-cell>
          <table:table-cell office:value-type="string">
            <text:p>яся</text:p>
          </table:table-cell>
          <table:table-cell table:number-columns-repeated="3"/>
        </table:table-row>
        <table:table-row table:style-name="ro1">
          <table:table-cell office:value-type="string">
            <text:p><text:s/>git commit -m</text:p>
          </table:table-cell>
          <table:table-cell office:value-type="string">
            <text:p>git commit -m</text:p>
          </table:table-cell>
          <table:table-cell table:number-columns-repeated="4"/>
        </table:table-row>
        <table:table-row table:style-name="ro1">
          <table:table-cell office:value-type="string">
            <text:p>Git status</text:p>
          </table:table-cell>
          <table:table-cell office:value-type="string">
            <text:p>git status</text:p>
          </table:table-cell>
          <table:table-cell office:value-type="string">
            <text:p>яся</text:p>
          </table:table-cell>
          <table:table-cell table:number-columns-repeated="3"/>
        </table:table-row>
        <table:table-row table:style-name="ro1">
          <table:table-cell table:number-columns-repeated="2" office:value-type="string">
            <text:p>git pus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сячс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17">17.10.2021</text:date>, <text:time>13:0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55S</meta:editing-duration>
    <meta:editing-cycles>4</meta:editing-cycles>
    <meta:generator>OpenOffice/4.1.10$Win32 OpenOffice.org_project/4110m2$Build-9807</meta:generator>
    <dc:date>2021-10-17T13:00:01.79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